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817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onth</text:p>
          </table:table-cell>
        </table:table-row>
        <table:table-row table:style-name="ro1">
          <table:table-cell office:value-type="string" calcext:value-type="string">
            <text:p>гомосексуальним шляхом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гетеросексуальним шляхом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string" calcext:value-type="string">
            <text:p>уведення наркотичних речовин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переливання препаратів або крові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трансплантації донорських органів, клітин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інші медичні маніпуляції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професійне інфікування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немедичні втручання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діти народженні ВІЛ-позитивними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Шлях інфікування не виявлено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09:03:35.701603065</meta:creation-date>
    <dc:date>2024-05-21T09:29:21.066840198</dc:date>
    <meta:editing-duration>PT25M45S</meta:editing-duration>
    <meta:editing-cycles>1</meta:editing-cycles>
    <meta:document-statistic meta:table-count="1" meta:cell-count="22" meta:object-count="0"/>
    <meta:generator>LibreOffice/24.2.2.2$MacOSX_AARCH64 LibreOffice_project/d56cc158d8a96260b836f100ef4b4ef25d6f1a01</meta:generator>
  </office:meta>
</office:document-meta>
</file>